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ff40" officeooo:paragraph-rsid="0013774a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T1" style:family="text">
      <style:text-properties officeooo:rsid="00105995"/>
    </style:style>
    <style:style style:name="T2" style:family="text">
      <style:text-properties officeooo:rsid="0012573e"/>
    </style:style>
    <style:style style:name="T3" style:family="text">
      <style:text-properties officeooo:rsid="001269ea"/>
    </style:style>
    <style:style style:name="T4" style:family="text">
      <style:text-properties officeooo:rsid="0013774a"/>
    </style:style>
    <style:style style:name="gr1" style:family="graphic">
      <style:graphic-properties style:writing-mode="lr-tb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392cm" fo:min-width="0.392cm" style:run-through="foreground"/>
    </style:style>
    <style:style style:name="gr3" style:family="graphic">
      <style:graphic-properties draw:textarea-horizontal-align="justify" draw:textarea-vertical-align="middle" draw:auto-grow-height="false" fo:min-height="0.392cm" fo:min-width="0.392cm" style:writing-mode="lr-tb" style:run-through="foreground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g text:anchor-type="paragraph" draw:z-index="0" draw:name="DrawObject1" draw:style-name="gr1"><draw:custom-shape draw:name="Shape 1" draw:style-name="gr2" draw:text-style-name="P2" svg:width="0.555cm" svg:height="0.555cm" svg:x="0.718cm" svg:y="3.2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 2" draw:style-name="gr2" draw:text-style-name="P2" svg:width="0.555cm" svg:height="0.555cm" svg:x="1.718cm" svg:y="3.2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 3" draw:style-name="gr2" draw:text-style-name="P2" svg:width="0.555cm" svg:height="0.555cm" svg:x="2.718cm" svg:y="3.2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 4" draw:style-name="gr2" draw:text-style-name="P2" svg:width="0.555cm" svg:height="0.555cm" svg:x="3.718cm" svg:y="3.2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 5" draw:style-name="gr2" draw:text-style-name="P2" svg:width="0.555cm" svg:height="0.555cm" svg:x="4.719cm" svg:y="3.2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 6" draw:style-name="gr2" draw:text-style-name="P2" svg:width="0.555cm" svg:height="0.555cm" svg:x="4.719cm" svg:y="4.2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 7" draw:style-name="gr3" draw:text-style-name="P3" svg:width="0.555cm" svg:height="0.555cm" svg:x="3.718cm" svg:y="4.2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 8" draw:style-name="gr3" draw:text-style-name="P3" svg:width="0.555cm" svg:height="0.555cm" svg:x="2.718cm" svg:y="4.2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 9" draw:style-name="gr3" draw:text-style-name="P3" svg:width="0.555cm" svg:height="0.555cm" svg:x="1.718cm" svg:y="4.2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 10" draw:style-name="gr3" draw:text-style-name="P3" svg:width="0.555cm" svg:height="0.555cm" svg:x="0.718cm" svg:y="4.2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Enter group <text:span text:style-name="T1">of blue circles</text:span>, mark one circle, press Strg+C to copy, press Strg+V to crash the program. </text:p>
      <text:p text:style-name="P1"><text:span text:style-name="T4">I’m using </text:span><text:span text:style-name="T3">Windows 10 Education version (up to date though) </text:span><text:span text:style-name="T4">and a fresh install of Libre Office 7.5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7T14:00:34.706000000</meta:creation-date>
    <dc:date>2023-04-27T14:05:34.259000000</dc:date>
    <meta:editing-duration>PT4M36S</meta:editing-duration>
    <meta:editing-cycles>7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2" meta:word-count="36" meta:character-count="202" meta:non-whitespace-character-count="167"/>
  </office:meta>
</office:document-meta>
</file>